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/>
    <style:font-face style:name="Lohit Hindi1" svg:font-family="'Lohit Hindi'"/>
    <style:font-face style:name="OpenSymbol" svg:font-family="OpenSymbol"/>
    <style:font-face style:name="arial" svg:font-family="arial"/>
    <style:font-face style:name="文泉驿微米黑" svg:font-family="文泉驿微米黑"/>
    <style:font-face style:name="DejaVu Sans1" svg:font-family="'DejaVu Sans'" style:font-family-generic="swiss"/>
    <style:font-face style:name="Andale Mono" svg:font-family="'Andale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de">
      <style:text-properties fo:font-variant="normal" fo:text-transform="none" fo:color="#000000" fo:letter-spacing="normal"/>
    </style:style>
    <style:style style:name="P2" style:family="paragraph" style:parent-style-name="Standard">
      <style:paragraph-properties fo:text-align="end" style:justify-single-word="false"/>
      <style:text-properties style:font-name="Andale Mono" style:font-name-asian="Andale Mono"/>
    </style:style>
    <style:style style:name="P3" style:family="paragraph" style:parent-style-name="Text_20_body">
      <style:text-properties fo:font-variant="normal" fo:text-transform="none" fo:color="#000000" fo:letter-spacing="normal"/>
    </style:style>
    <style:style style:name="P4" style:family="paragraph" style:parent-style-name="Heading_20_3">
      <style:text-properties fo:font-variant="normal" fo:text-transform="none" fo:color="#000000" fo:letter-spacing="normal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code">
      <style:paragraph-properties fo:margin-left="1.058cm" fo:margin-right="0.847cm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Standard" style:list-style-name="L3">
      <style:paragraph-properties fo:margin-left="1.251cm" fo:margin-right="0cm" fo:text-indent="-0.635cm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fo:font-variant="normal" fo:text-transform="none" fo:color="#000000" fo:letter-spacing="normal"/>
    </style:style>
    <style:style style:name="P11" style:family="paragraph" style:parent-style-name="Text_20_body" style:list-style-name="L2">
      <style:paragraph-properties fo:margin-left="1.251cm" fo:margin-right="0cm" fo:text-indent="-0.635cm" style:auto-text-indent="false"/>
    </style:style>
    <style:style style:name="P12" style:family="paragraph" style:parent-style-name="code" style:list-style-name="L3">
      <style:paragraph-properties fo:margin-left="1.058cm" fo:margin-right="0.847cm" fo:text-indent="0cm" style:auto-text-indent="false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算法设计与分析第三次作业</text:p>
      <text:p text:style-name="P2"><text:s/></text:p>
      <text:p text:style-name="Heading_20_3">4.1</text:p>
      <text:p text:style-name="Standard">（1）贪心策略：按照服务时间Ti从小到大顺序服务。</text:p>
      <text:p text:style-name="Standard">（2）算法描述：对Ti进行从小到大排序，依次服务。</text:p>
      <text:p text:style-name="code">sort(T[],1,n)</text:p>
      <text:p text:style-name="code">time:=0</text:p>
      <text:p text:style-name="code">wait_time:=0</text:p>
      <text:p text:style-name="code">For i:=1 TO n:</text:p>
      <text:p text:style-name="code"><text:tab/>serve(S[i]);</text:p>
      <text:p text:style-name="code"><text:tab/>time:=time+T[i]</text:p>
      <text:p text:style-name="code"><text:tab/>wait_time:=wait_time+(n-i)*T[i]</text:p>
      <text:p text:style-name="code">return wait_time//总等待时间</text:p>
      <text:p text:style-name="Standard">（3）T[]={1,3,2,15,10,6,12},服务顺序{1,2,3,6,10,12,15},等待时间依次是{1*6,2*5,3*4,6*3,10*2,12*1}，总等待时间78.</text:p>
      <text:p text:style-name="Heading_20_3">4.2</text:p>
      <text:p text:style-name="Text_20_body">（1）可行的贪心策略：按照文件大小Pi从小到大顺序存储。</text:p>
      <text:p text:style-name="code">证明：</text:p>
      <text:p text:style-name="code">不妨令最终能够存储M个文件。只需证明按照贪心策略得到的“T={Pi|Pi为前M小的文件}为最终装入文件的集合”为可行解即可。</text:p>
      <text:p text:style-name="code">假设最终装入的文件集合为S，且S<text:span text:style-name="T1">≠T。</text:span></text:p>
      <text:p text:style-name="code"><text:span text:style-name="T1">∵</text:span>Count（S）=Count（T）=M <text:span text:style-name="T1">∴ ∃</text:span>Pk<text:span text:style-name="T1">∈T，Pk</text:span><text:span text:style-name="T2">￠</text:span><text:span text:style-name="T1">S；且∃ Pj∈S，Pj</text:span><text:span text:style-name="T2">￠T</text:span><text:span text:style-name="T1">。</text:span></text:p>
      <text:p text:style-name="code"><text:span text:style-name="T1">∵Pk</text:span><text:span text:style-name="T2">￠</text:span><text:span text:style-name="T1">S，∴Pk不是前M小的文件∴Pk一定大于等于S中任一元素，也大于等于Pj∴将Pk换成Pj，∑P不会增大，也不会超过C∴S-Pk+Pj也是可行解。</text:span></text:p>
      <text:p text:style-name="code"><text:span text:style-name="T1">持续进行上述过程，直到</text:span><text:span text:style-name="T3">¬</text:span><text:span text:style-name="T1">∃Pk∈T，Pk</text:span><text:span text:style-name="T2">￠</text:span><text:span text:style-name="T1">S，此时显然有S=T。</text:span></text:p>
      <text:p text:style-name="P1">∴T也是可行解。</text:p>
      <text:p text:style-name="P1">命题得证。</text:p>
      <text:p text:style-name="Standard">（2）采用动态规划。</text:p>
      <text:p text:style-name="code">F[i][j]:从前i个文件选取文件能够占据j存储空间则为true。</text:p>
      <text:p text:style-name="code">状态转移方程：F[i][j]=F[i-1][j]||F[i-1][j-Pi]</text:p>
      <text:p text:style-name="code">//init F[]</text:p>
      <text:p text:style-name="code">for j:=C DOWNTO 0 </text:p>
      <text:p text:style-name="code"><text:tab/>F[j]:=false</text:p>
      <text:p text:style-name="code">F[0]:=true</text:p>
      <text:p text:style-name="code">for I:=1 TO n</text:p>
      <text:p text:style-name="code"><text:tab/>for j:=C DOWNTO 0</text:p>
      <text:p text:style-name="code"><text:tab/><text:tab/>if(F[j-Pi]) </text:p>
      <text:p text:style-name="code"><text:tab/><text:tab/><text:tab/>F[j]:=true</text:p>
      <text:p text:style-name="code">//</text:p>
      <text:p text:style-name="code"><text:soft-page-break/>for j:=C DOWNTO 0</text:p>
      <text:p text:style-name="code"><text:tab/>if(F[j]) <text:s/></text:p>
      <text:p text:style-name="code"><text:tab/><text:tab/>return C-j</text:p>
      <text:p text:style-name="Standard"/>
      <text:p text:style-name="Standard"><text:tab/>时间复杂度O(n*C)</text:p>
      <text:p text:style-name="Heading_20_3">4.9</text:p>
      <text:p text:style-name="Standard">贪心策略：按照结束时间从小到大排序，每次取最小结束时间d[i]插入观测点，更新尚未测试的任务集合。</text:p>
      <text:p text:style-name="Standard">伪码：</text:p>
      <text:p text:style-name="code">Num:=0</text:p>
      <text:p text:style-name="code">//按照结束时间从小到大顺序排序p[]</text:p>
      <text:p text:style-name="code">sort(p[])</text:p>
      <text:p text:style-name="code">//初始化</text:p>
      <text:p text:style-name="code">for i:=1 TO n</text:p>
      <text:p text:style-name="code"><text:tab/>Tested[i]=false</text:p>
      <text:p text:style-name="code">//线性扫描</text:p>
      <text:p text:style-name="code">for i:=1 TO n</text:p>
      <text:p text:style-name="code"><text:tab/>if !Tested[i]</text:p>
      <text:p text:style-name="code"><text:tab/><text:tab/>Num:=Num+1 //测试次数增加</text:p>
      <text:p text:style-name="code"><text:tab/><text:tab/>For <text:s/>j:=i TO n</text:p>
      <text:p text:style-name="code"><text:tab/><text:tab/><text:tab/>If s[j]&lt;=d[i]</text:p>
      <text:p text:style-name="code"><text:tab/><text:tab/><text:tab/><text:tab/>Tested[j]=true</text:p>
      <text:p text:style-name="code">return Num</text:p>
      <text:p text:style-name="Text_20_body">时间复杂度：O（n*n）</text:p>
      <text:p text:style-name="Text_20_body">归纳证明：任一时刻t采用上述算法所需要的测试次数都是最少的。</text:p>
      <text:list xml:id="list942244242" text:style-name="L1">
        <text:list-item>
          <text:p text:style-name="P8">0时刻，如果存在任务p[i]且d[i]=0,则测试次数为1；否则为0。显然不存在更少的测试次数。</text:p>
        </text:list-item>
      </text:list>
      <text:list xml:id="list83258281" text:style-name="L2">
        <text:list-item>
          <text:p text:style-name="P11">假设t1时刻上述算法所用测试次数最少。</text:p>
        </text:list-item>
        <text:list-item>
          <text:p text:style-name="P11">则t1+1时刻，按照上述算法，当且仅当未测试任务集合中存在任务p[i]的结束时间d[i]=t1+1，才需要测试次数加1。</text:p>
        </text:list-item>
      </text:list>
      <text:p text:style-name="Text_20_body"><text:tab/>如果存在这样的任务p[i]，如果不增加一次测试，显然会错过任务p[i]，不可行。</text:p>
      <text:p text:style-name="Text_20_body"><text:tab/>如果不存在这样的任务p，则不需要增加一次测试。</text:p>
      <text:p text:style-name="Text_20_body"><text:tab/>综合这两种情况，采用这种算法在t1+1时刻所用的测试次数依然是最少的。</text:p>
      <text:p text:style-name="Heading_20_3">4.15</text:p>
      <text:p text:style-name="Standard">（1）贪心策略：对任务按照b[i]时间从大到小在A机器上加工，然后选择新机器B继续加工。</text:p>
      <text:p text:style-name="Standard">（2）最坏时间的时间复杂度为O（n*lgn），主要为b[i]排序的时间。</text:p>
      <text:p text:style-name="Standard">证明：</text:p>
      <text:list xml:id="list1304399949" text:style-name="L3">
        <text:list-item>
          <text:p text:style-name="P7">引理1：假设存在在A上加工的任务i(在A上开始时间为t）和下一个任务j,满足b[i]&lt;b[j]。交换他们在A上加工顺序不会使最终总时间变长：</text:p>
          <text:list>
            <text:list-item>
              <text:list>
                <text:list-header>
                  <text:p text:style-name="P12"><text:s text:c="6"/>在Q=<text:span text:style-name="T1">∑a[i]</text:span>时刻,所有任务刚好都在A机器完成</text:p>
                  <text:list>
                    <text:list-item>
                      <text:list>
                        <text:list-header>
                          <text:p text:style-name="P12"><text:s text:c="6"/>则最终完成时间为<text:span text:style-name="T4">Max(Q,Min(e[i]+b[i]))</text:span>,其中e[i]为任务i在机器A上完成时的时间。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code"><text:soft-page-break/>对于在机器A上相邻的任务i、j：</text:p>
      <text:p text:style-name="code">e[j]=e[i]+a[j]=t+a[i]+a[j]. </text:p>
      <text:p text:style-name="code">b[j]+e[j]=b[j]+t+a[i]+a[j]&gt;b[i]+e[i]=b[i]+t+a[i]</text:p>
      <text:p text:style-name="code">如果将任务i和j在机器A上调换执行顺序，则有</text:p>
      <text:p text:style-name="code">b[j]+e[j]=b[j]+t+a[j]&lt;b[j]+t+a[i]+a[j].b[i]+e[i]=b[i]+t+a[i]+a[j]&lt;b[j]+t+a[i]+a[j].显然Min(e[i]+b[i])减小，从而最终完成时间<text:span text:style-name="T4">Max(Q,Min(e[i]+b[i]))</text:span>不会变长。</text:p>
      <text:list xml:id="list621326344" text:style-name="L4">
        <text:list-item>
          <text:p text:style-name="P9">引理2：假设机器A执行序列上存在任务i和后续某任务j，满足b[i]&lt;b[j]，则交换他们两执行顺序不会使得最终完成时间变长。</text:p>
        </text:list-item>
      </text:list>
      <text:p text:style-name="code"><text:span text:style-name="T1">∵</text:span>交换任务i、j，可以通过有限次交换相邻任务的步骤来完成，且每一步的最终完成时间都不会变长。（根据引理1）</text:p>
      <text:p text:style-name="P1">∴交换任务i、j，最终完成时间不会变长。</text:p>
      <text:list xml:id="list232043596" text:style-name="L5">
        <text:list-item>
          <text:p text:style-name="P10">反证结论</text:p>
        </text:list-item>
      </text:list>
      <text:p text:style-name="P1">假设存在一个解：机器A的任务执行序列为S[]，S不是b[i]递减的，且最终完成时间t1小于沿b[i]递减的A执行序列的完成时间t2。</text:p>
      <text:p text:style-name="P1">根据引理2，只要S[]上存在逆序的任务b[i]&lt;b[j]，就可以交换顺序，将任务j放到任务i之前，并且最终完成时间t&lt;=t1。</text:p>
      <text:p text:style-name="P1">反复进行交换，直到得到沿b[i]递减的A执行序列，此时最终完成时间t2&lt;=t1。与题设(t1&lt;t2)矛盾。</text:p>
      <text:p text:style-name="P4">5.1</text:p>
      <text:p text:style-name="P6"><text:s text:c="6"/>for x2:=0 TO MAX :</text:p>
      <text:p text:style-name="P6"><text:s text:c="6"/><text:tab/>if 4*x2&gt;12 break</text:p>
      <text:p text:style-name="P1"><text:tab/>for x1:=0 TO <text:s/>MAX :</text:p>
      <text:p text:style-name="P1"><text:tab/> <text:s text:c="5"/>if 4*x2+3*x1&gt;12 break</text:p>
      <text:p text:style-name="P1"><text:tab/> <text:s text:c="5"/>for x3:=0 TO MAX :</text:p>
      <text:p text:style-name="P1"><text:tab/><text:tab/>if 4*x2+3*x1+2*x3&gt;12 break</text:p>
      <text:p text:style-name="P1"><text:tab/><text:tab/>print x1,x2,x3</text:p>
      <text:p text:style-name="P3">解：</text:p>
      <text:p text:style-name="P1">(0,0,0), (0,0,1), (0,0,2), (0,0,3), (0,0,4), (0,0,5), (0,0,6), (1,0,0), (1,0,1), (1,0,2), (1,0,3), (1,0,4), (2,0,0), (2,0,1), (2,0,2), (2,0,3), (3,0,0), (3,0,1), (4,0,0), (0,1,0), (0,1,1), (0,1,2), (0,1,3), (0,1,4), (1,1,0), (1,1,1), (1,1,2), (2,1,0), (2,1,1), (0,2,0), (0,2,1), (0,2,2), (1,2,0), (0,3,0)</text:p>
      <text:p text:style-name="P3"/>
      <text:p text:style-name="P4">5.2</text:p>
      <text:p text:style-name="P3">有3^4种组合。采用回溯剪枝快速穷举所有可能组合。伪码如下：</text:p>
      <text:p text:style-name="P6"><text:s text:c="6"/>MinW:=MAX //保存最小重量</text:p>
      <text:p text:style-name="P6"><text:s text:c="6"/>func(i,v,w)://处理第i个配件之前总重量为w，总价值v</text:p>
      <text:p text:style-name="P1"><text:tab/>if w&gt;MinW||v&gt;120 //剪枝</text:p>
      <text:p text:style-name="P1"><text:soft-page-break/><text:tab/> <text:s text:c="5"/>return</text:p>
      <text:p text:style-name="P1"><text:s text:c="5"/><text:tab/>if i&gt;4 <text:s/>//到达根节点</text:p>
      <text:p text:style-name="P1"><text:tab/> <text:s text:c="5"/>if w&lt;MinW </text:p>
      <text:p text:style-name="P1"><text:tab/><text:tab/>MinW=w //更新结果</text:p>
      <text:p text:style-name="P1"><text:tab/> <text:s text:c="5"/>return</text:p>
      <text:p text:style-name="P1"><text:s text:c="5"/><text:tab/>for j:=1 TO 3 </text:p>
      <text:p text:style-name="P1"><text:tab/> <text:s text:c="5"/>func(i+1,v+value[i][j],w+weight[i][j]) </text:p>
      <text:p text:style-name="P1"><text:tab/><text:tab/>//value[i][j]:配件i在供应商j的价值,weight[i][j]:配件i在j的重量</text:p>
      <text:p text:style-name="P6"><text:s text:c="5"/>func(1,0,0)</text:p>
      <text:p text:style-name="P3">最小重量31,配件分别对应供货商3，1，2，3。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/>
    <style:font-face style:name="Lohit Hindi1" svg:font-family="'Lohit Hindi'"/>
    <style:font-face style:name="OpenSymbol" svg:font-family="OpenSymbol"/>
    <style:font-face style:name="arial" svg:font-family="arial"/>
    <style:font-face style:name="文泉驿微米黑" svg:font-family="文泉驿微米黑"/>
    <style:font-face style:name="DejaVu Sans1" svg:font-family="'DejaVu Sans'" style:font-family-generic="swiss"/>
    <style:font-face style:name="Andale Mono" svg:font-family="'Andale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标题_20_Char_20_Char" style:display-name="标题 Char Char" style:family="paragraph" style:parent-style-name="Standard" style:next-style-name="Text_20_body">
      <style:paragraph-properties fo:margin-top="0.423cm" fo:margin-bottom="0.212cm" fo:keep-with-next="always"/>
      <style:text-properties style:font-name="DejaVu Sans1" fo:font-size="14pt" style:font-name-asian="DejaVu Sans1" style:font-size-asian="14pt" style:font-name-complex="Lohit Hindi1" style:font-size-complex="14pt"/>
    </style:style>
    <style:style style:name="Heading_20_1" style:display-name="Heading 1" style:family="paragraph" style:parent-style-name="标题_20_Char_20_Char" style:next-style-name="Text_20_body" style:default-outline-level="1" style:list-style-name="" style:class="text">
      <style:paragraph-properties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标题_20_Char_20_Char" style:next-style-name="Text_20_body" style:default-outline-level="2" style:list-style-name="" style:class="text">
      <style:paragraph-properties fo:margin="100%" fo:margin-left="0.423cm" fo:margin-right="0cm" fo:margin-top="0cm" fo:margin-bottom="0cm" fo:text-indent="0.282cm" style:auto-text-indent="false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59cm" fo:margin-bottom="0.459cm" fo:line-height="171%" fo:keep-together="always" fo:keep-with-next="always"/>
      <style:text-properties fo:font-size="16pt" fo:font-weight="bold" style:font-size-asian="16pt" style:font-weight-asian="bold"/>
    </style:style>
    <style:style style:name="code" style:family="paragraph" style:parent-style-name="Standard">
      <style:paragraph-properties fo:margin="100%" fo:margin-left="1.058cm" fo:margin-right="0.847cm" fo:margin-top="0cm" fo:margin-bottom="0cm" fo:line-height="100%" fo:text-indent="0.564cm" style:auto-text-indent="false" fo:padding-left="0.141cm" fo:padding-right="0.141cm" fo:padding-top="0.106cm" fo:padding-bottom="0.106cm" fo:border="0.51pt solid #000000" style:shadow="#000000 0.159cm 0.159cm"/>
      <style:text-properties style:font-name="Bitstream Charter" fo:font-size="10.5pt" style:font-name-asian="文泉驿微米黑" style:font-size-asian="10.5pt" style:font-name-complex="Bitstream Charter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默认段落字体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zg </meta:initial-creator>
    <meta:creation-date>2013-05-23T22:08:37</meta:creation-date>
    <dc:date>2013-05-25T01:07:45</dc:date>
    <dc:creator>xzg </dc:creator>
    <meta:editing-duration>PT2H55M6S</meta:editing-duration>
    <meta:editing-cycles>171</meta:editing-cycles>
    <meta:generator>LibreOffice/3.5$Linux_x86 LibreOffice_project/350m1$Build-2</meta:generator>
    <meta:document-statistic meta:table-count="0" meta:image-count="0" meta:object-count="0" meta:page-count="4" meta:paragraph-count="110" meta:word-count="317" meta:character-count="2972" meta:non-whitespace-character-count="2911"/>
  </office:meta>
</office:document-meta>
</file>